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StarSymbol" svg:font-family="StarSymbol" style:font-charset="x-symbol"/>
    <style:font-face style:name="Linux Biolinum4" svg:font-family="'Linux Biolinum'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nux Biolinum3" svg:font-family="'Linux Biolinum'" style:font-adornments="Gras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" svg:font-family="'DejaVu Sans'" style:font-adornments="Book" style:font-family-generic="swiss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nux Biolinum2" svg:font-family="'Linux Biolinum'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nux Biolinum1" svg:font-family="'Linux Biolinum'" style:font-adornments="Normal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7fd9b4" officeooo:paragraph-rsid="007fd9b4"/>
    </style:style>
    <style:style style:name="P2" style:family="paragraph" style:parent-style-name="Subtitle">
      <style:text-properties fo:language="fr" fo:country="FR" officeooo:rsid="007fd9b4" officeooo:paragraph-rsid="007fd9b4"/>
    </style:style>
    <style:style style:name="P3" style:family="paragraph" style:parent-style-name="Text_20_body">
      <style:text-properties fo:font-style="italic" officeooo:rsid="008e583f" officeooo:paragraph-rsid="008e583f" style:font-style-asian="italic" style:font-style-complex="italic"/>
    </style:style>
    <style:style style:name="P4" style:family="paragraph" style:parent-style-name="Text_20_body">
      <style:text-properties fo:font-style="italic" officeooo:rsid="0090851b" officeooo:paragraph-rsid="0090851b" style:font-style-asian="italic" style:font-style-complex="italic"/>
    </style:style>
    <style:style style:name="P5" style:family="paragraph" style:parent-style-name="Text_20_body">
      <style:text-properties fo:font-style="normal" officeooo:rsid="008e583f" officeooo:paragraph-rsid="008e583f" style:font-style-asian="normal" style:font-style-complex="normal"/>
    </style:style>
    <style:style style:name="P6" style:family="paragraph" style:parent-style-name="Text_20_body">
      <style:text-properties fo:font-style="normal" officeooo:rsid="0090851b" officeooo:paragraph-rsid="0090851b" style:font-style-asian="normal" style:font-style-complex="normal"/>
    </style:style>
    <style:style style:name="P7" style:family="paragraph" style:parent-style-name="Text_20_body">
      <style:text-properties officeooo:rsid="0094a940" officeooo:paragraph-rsid="0094a940"/>
    </style:style>
    <style:style style:name="P8" style:family="paragraph" style:parent-style-name="Text_20_body">
      <style:text-properties officeooo:rsid="009a6cec" officeooo:paragraph-rsid="009a6cec"/>
    </style:style>
    <style:style style:name="P9" style:family="paragraph" style:parent-style-name="Text_20_body">
      <style:text-properties fo:font-weight="bold" officeooo:rsid="00a18539" officeooo:paragraph-rsid="00a18539" style:font-weight-asian="bold" style:font-weight-complex="bold"/>
    </style:style>
    <style:style style:name="P10" style:family="paragraph" style:parent-style-name="Text_20_body">
      <style:text-properties style:text-underline-style="none" officeooo:rsid="00a7b8a6" officeooo:paragraph-rsid="00a7b8a6"/>
    </style:style>
    <style:style style:name="P11" style:family="paragraph" style:parent-style-name="Text_20_body">
      <style:text-properties style:text-underline-style="none" officeooo:rsid="00ad3db6" officeooo:paragraph-rsid="00ad3db6"/>
    </style:style>
    <style:style style:name="P12" style:family="paragraph" style:parent-style-name="Text_20_body">
      <style:text-properties officeooo:rsid="00c619ce" officeooo:paragraph-rsid="00c619ce"/>
    </style:style>
    <style:style style:name="P13" style:family="paragraph" style:parent-style-name="Text_20_body" style:list-style-name="L1">
      <style:text-properties fo:language="fr" fo:country="FR" officeooo:rsid="007fee5d" officeooo:paragraph-rsid="007fee5d"/>
    </style:style>
    <style:style style:name="P14" style:family="paragraph" style:parent-style-name="Text_20_body" style:list-style-name="L2">
      <style:text-properties fo:language="fr" fo:country="FR" officeooo:rsid="008221f7" officeooo:paragraph-rsid="008221f7"/>
    </style:style>
    <style:style style:name="P15" style:family="paragraph" style:parent-style-name="Text_20_body" style:list-style-name="L2">
      <style:text-properties fo:language="fr" fo:country="FR" officeooo:rsid="008368b0" officeooo:paragraph-rsid="008368b0"/>
    </style:style>
    <style:style style:name="P16" style:family="paragraph" style:parent-style-name="Text_20_body" style:list-style-name="L2">
      <style:text-properties fo:language="fr" fo:country="FR" officeooo:rsid="0085f974" officeooo:paragraph-rsid="0085f974"/>
    </style:style>
    <style:style style:name="P17" style:family="paragraph" style:parent-style-name="Text_20_body" style:list-style-name="L2">
      <style:text-properties fo:language="fr" fo:country="FR" style:text-underline-style="solid" style:text-underline-width="auto" style:text-underline-color="font-color" officeooo:rsid="0085f974" officeooo:paragraph-rsid="0085f974"/>
    </style:style>
    <style:style style:name="P18" style:family="paragraph" style:parent-style-name="Text_20_body" style:list-style-name="L2">
      <style:text-properties fo:language="fr" fo:country="FR" style:text-underline-style="none" officeooo:rsid="0085f974" officeooo:paragraph-rsid="0085f974"/>
    </style:style>
    <style:style style:name="P19" style:family="paragraph" style:parent-style-name="Text_20_body" style:list-style-name="L3">
      <style:text-properties fo:language="fr" fo:country="FR" style:text-underline-style="none" officeooo:rsid="008792b6" officeooo:paragraph-rsid="008792b6"/>
    </style:style>
    <style:style style:name="P20" style:family="paragraph" style:parent-style-name="Text_20_body" style:list-style-name="L3">
      <style:text-properties fo:language="fr" fo:country="FR" style:text-underline-style="none" officeooo:rsid="00897ee0" officeooo:paragraph-rsid="00897ee0"/>
    </style:style>
    <style:style style:name="P21" style:family="paragraph" style:parent-style-name="Text_20_body" style:list-style-name="L3">
      <style:text-properties fo:language="fr" fo:country="FR" style:text-underline-style="none" officeooo:rsid="008a330d" officeooo:paragraph-rsid="00897ee0"/>
    </style:style>
    <style:style style:name="P22" style:family="paragraph" style:parent-style-name="Text_20_body" style:list-style-name="L3">
      <style:text-properties fo:language="fr" fo:country="FR" style:text-underline-style="none" officeooo:rsid="008cca3c" officeooo:paragraph-rsid="008cca3c"/>
    </style:style>
    <style:style style:name="P23" style:family="paragraph" style:parent-style-name="Text_20_body" style:list-style-name="L2">
      <style:text-properties officeooo:paragraph-rsid="0085f974"/>
    </style:style>
    <style:style style:name="P24" style:family="paragraph" style:parent-style-name="Text_20_body" style:list-style-name="L2">
      <style:text-properties officeooo:rsid="0085f974" officeooo:paragraph-rsid="0085f974"/>
    </style:style>
    <style:style style:name="P25" style:family="paragraph" style:parent-style-name="Text_20_body" style:list-style-name="L3">
      <style:text-properties officeooo:rsid="00897ee0" officeooo:paragraph-rsid="00897ee0"/>
    </style:style>
    <style:style style:name="P26" style:family="paragraph" style:parent-style-name="Text_20_body" style:list-style-name="L3">
      <style:text-properties officeooo:rsid="008b0757" officeooo:paragraph-rsid="008b0757"/>
    </style:style>
    <style:style style:name="P27" style:family="paragraph" style:parent-style-name="Text_20_body" style:list-style-name="L4">
      <style:text-properties officeooo:paragraph-rsid="008e583f"/>
    </style:style>
    <style:style style:name="P28" style:family="paragraph" style:parent-style-name="Text_20_body" style:list-style-name="L4">
      <style:text-properties fo:font-style="normal" officeooo:rsid="008e583f" officeooo:paragraph-rsid="008e583f" style:font-style-asian="normal" style:font-style-complex="normal"/>
    </style:style>
    <style:style style:name="P29" style:family="paragraph" style:parent-style-name="Text_20_body" style:list-style-name="L5">
      <style:text-properties officeooo:rsid="0092b34e" officeooo:paragraph-rsid="0092b34e"/>
    </style:style>
    <style:style style:name="P30" style:family="paragraph" style:parent-style-name="Text_20_body" style:list-style-name="L5">
      <style:text-properties officeooo:rsid="0095e850" officeooo:paragraph-rsid="0095e850"/>
    </style:style>
    <style:style style:name="P31" style:family="paragraph" style:parent-style-name="Text_20_body" style:list-style-name="L6">
      <style:text-properties officeooo:paragraph-rsid="00983a2c"/>
    </style:style>
    <style:style style:name="P32" style:family="paragraph" style:parent-style-name="Text_20_body" style:list-style-name="L6">
      <style:text-properties officeooo:rsid="0096e190" officeooo:paragraph-rsid="0096e190"/>
    </style:style>
    <style:style style:name="P33" style:family="paragraph" style:parent-style-name="Text_20_body" style:list-style-name="L6">
      <style:text-properties officeooo:rsid="00973192" officeooo:paragraph-rsid="00973192"/>
    </style:style>
    <style:style style:name="P34" style:family="paragraph" style:parent-style-name="Text_20_body" style:list-style-name="L6">
      <style:text-properties officeooo:rsid="00983a2c" officeooo:paragraph-rsid="00983a2c"/>
    </style:style>
    <style:style style:name="P35" style:family="paragraph" style:parent-style-name="Text_20_body" style:list-style-name="L6">
      <style:text-properties officeooo:rsid="00992151" officeooo:paragraph-rsid="00992151"/>
    </style:style>
    <style:style style:name="P36" style:family="paragraph" style:parent-style-name="Text_20_body" style:list-style-name="L6">
      <style:text-properties officeooo:rsid="009a6cec" officeooo:paragraph-rsid="009a6cec"/>
    </style:style>
    <style:style style:name="P37" style:family="paragraph" style:parent-style-name="Text_20_body" style:list-style-name="L7">
      <style:text-properties officeooo:rsid="009c3b48" officeooo:paragraph-rsid="009c3b48"/>
    </style:style>
    <style:style style:name="P38" style:family="paragraph" style:parent-style-name="Text_20_body" style:list-style-name="L8">
      <style:text-properties officeooo:rsid="009d2edc" officeooo:paragraph-rsid="009d2edc"/>
    </style:style>
    <style:style style:name="P39" style:family="paragraph" style:parent-style-name="Text_20_body" style:list-style-name="L8">
      <style:text-properties officeooo:rsid="009f2db3" officeooo:paragraph-rsid="009f2db3"/>
    </style:style>
    <style:style style:name="P40" style:family="paragraph" style:parent-style-name="Text_20_body" style:list-style-name="L9">
      <style:text-properties officeooo:rsid="009f2db3" officeooo:paragraph-rsid="009f2db3"/>
    </style:style>
    <style:style style:name="P41" style:family="paragraph" style:parent-style-name="Text_20_body" style:list-style-name="L9">
      <style:text-properties officeooo:paragraph-rsid="009f2db3"/>
    </style:style>
    <style:style style:name="P42" style:family="paragraph" style:parent-style-name="Text_20_body" style:list-style-name="L9">
      <style:text-properties fo:font-weight="bold" officeooo:rsid="009f2db3" officeooo:paragraph-rsid="009f2db3" style:font-weight-asian="bold" style:font-weight-complex="bold"/>
    </style:style>
    <style:style style:name="P43" style:family="paragraph" style:parent-style-name="Text_20_body" style:list-style-name="L25">
      <style:text-properties fo:font-weight="bold" officeooo:rsid="00d3431b" officeooo:paragraph-rsid="00d3431b" style:font-weight-asian="bold" style:font-weight-complex="bold"/>
    </style:style>
    <style:style style:name="P44" style:family="paragraph" style:parent-style-name="Text_20_body">
      <style:text-properties fo:font-weight="bold" officeooo:rsid="00d3e7ad" officeooo:paragraph-rsid="00d3e7ad" style:font-weight-asian="bold" style:font-weight-complex="bold"/>
    </style:style>
    <style:style style:name="P45" style:family="paragraph" style:parent-style-name="Text_20_body" style:list-style-name="L9">
      <style:text-properties officeooo:rsid="009f6c09" officeooo:paragraph-rsid="009f6c09"/>
    </style:style>
    <style:style style:name="P46" style:family="paragraph" style:parent-style-name="Text_20_body" style:list-style-name="L10">
      <style:text-properties fo:font-weight="normal" officeooo:rsid="00a18539" officeooo:paragraph-rsid="00a18539" style:font-weight-asian="normal" style:font-weight-complex="normal"/>
    </style:style>
    <style:style style:name="P47" style:family="paragraph" style:parent-style-name="Text_20_body" style:list-style-name="L10">
      <style:text-properties fo:font-weight="normal" officeooo:rsid="00a39062" officeooo:paragraph-rsid="00a39062" style:font-weight-asian="normal" style:font-weight-complex="normal"/>
    </style:style>
    <style:style style:name="P48" style:family="paragraph" style:parent-style-name="Text_20_body" style:list-style-name="L10">
      <style:text-properties style:text-underline-style="none" fo:font-weight="normal" officeooo:rsid="00a35e27" officeooo:paragraph-rsid="00a18539" style:font-weight-asian="normal" style:font-weight-complex="normal"/>
    </style:style>
    <style:style style:name="P49" style:family="paragraph" style:parent-style-name="Text_20_body" style:list-style-name="L10">
      <style:text-properties style:text-underline-style="none" fo:font-weight="normal" officeooo:rsid="00a42c25" officeooo:paragraph-rsid="00a42c25" style:font-weight-asian="normal" style:font-weight-complex="normal"/>
    </style:style>
    <style:style style:name="P50" style:family="paragraph" style:parent-style-name="Text_20_body" style:list-style-name="L10">
      <style:text-properties style:text-underline-style="none" fo:font-weight="normal" officeooo:rsid="00a56093" officeooo:paragraph-rsid="00a56093" style:font-weight-asian="normal" style:font-weight-complex="normal"/>
    </style:style>
    <style:style style:name="P51" style:family="paragraph" style:parent-style-name="Text_20_body" style:list-style-name="L12">
      <style:text-properties style:text-underline-style="none" officeooo:rsid="00a6f89b" officeooo:paragraph-rsid="00a6f89b"/>
    </style:style>
    <style:style style:name="P52" style:family="paragraph" style:parent-style-name="Text_20_body" style:list-style-name="L13">
      <style:text-properties style:text-underline-style="none" officeooo:rsid="00a7b8a6" officeooo:paragraph-rsid="00a7b8a6"/>
    </style:style>
    <style:style style:name="P53" style:family="paragraph" style:parent-style-name="Text_20_body" style:list-style-name="L13">
      <style:text-properties style:text-underline-style="none" officeooo:rsid="00aa732e" officeooo:paragraph-rsid="00aa732e"/>
    </style:style>
    <style:style style:name="P54" style:family="paragraph" style:parent-style-name="Text_20_body" style:list-style-name="L13">
      <style:text-properties style:text-underline-style="none" officeooo:rsid="00ab841d" officeooo:paragraph-rsid="00ab841d"/>
    </style:style>
    <style:style style:name="P55" style:family="paragraph" style:parent-style-name="Text_20_body" style:list-style-name="L11">
      <style:text-properties officeooo:rsid="00a69087" officeooo:paragraph-rsid="00a69087"/>
    </style:style>
    <style:style style:name="P56" style:family="paragraph" style:parent-style-name="Text_20_body" style:list-style-name="L12">
      <style:text-properties officeooo:rsid="00a69b70" officeooo:paragraph-rsid="00a69b70"/>
    </style:style>
    <style:style style:name="P57" style:family="paragraph" style:parent-style-name="Text_20_body" style:list-style-name="L14">
      <style:text-properties officeooo:rsid="00b0cfb5" officeooo:paragraph-rsid="00b0cfb5"/>
    </style:style>
    <style:style style:name="P58" style:family="paragraph" style:parent-style-name="Text_20_body" style:list-style-name="L14">
      <style:text-properties officeooo:rsid="00b1c52e" officeooo:paragraph-rsid="00b1c52e"/>
    </style:style>
    <style:style style:name="P59" style:family="paragraph" style:parent-style-name="Text_20_body" style:list-style-name="L14">
      <style:text-properties officeooo:rsid="00b22f09" officeooo:paragraph-rsid="00b22f09"/>
    </style:style>
    <style:style style:name="P60" style:family="paragraph" style:parent-style-name="Text_20_body" style:list-style-name="L14">
      <style:text-properties officeooo:rsid="00b2fdf4" officeooo:paragraph-rsid="00b2fdf4"/>
    </style:style>
    <style:style style:name="P61" style:family="paragraph" style:parent-style-name="Text_20_body" style:list-style-name="L14">
      <style:text-properties officeooo:rsid="00b3e03c" officeooo:paragraph-rsid="00b3e03c"/>
    </style:style>
    <style:style style:name="P62" style:family="paragraph" style:parent-style-name="Text_20_body" style:list-style-name="L15"/>
    <style:style style:name="P63" style:family="paragraph" style:parent-style-name="Text_20_body" style:list-style-name="L15">
      <style:text-properties officeooo:rsid="00b45beb" officeooo:paragraph-rsid="00b45beb"/>
    </style:style>
    <style:style style:name="P64" style:family="paragraph" style:parent-style-name="Text_20_body" style:list-style-name="L15">
      <style:text-properties officeooo:rsid="00b83ed7" officeooo:paragraph-rsid="00b83ed7"/>
    </style:style>
    <style:style style:name="P65" style:family="paragraph" style:parent-style-name="Text_20_body" style:list-style-name="L15">
      <style:text-properties officeooo:rsid="00ba0677" officeooo:paragraph-rsid="00ba0677"/>
    </style:style>
    <style:style style:name="P66" style:family="paragraph" style:parent-style-name="Text_20_body" style:list-style-name="L16"/>
    <style:style style:name="P67" style:family="paragraph" style:parent-style-name="Text_20_body" style:list-style-name="L16">
      <style:text-properties officeooo:rsid="00bc50e1" officeooo:paragraph-rsid="00bc50e1"/>
    </style:style>
    <style:style style:name="P68" style:family="paragraph" style:parent-style-name="Text_20_body" style:list-style-name="L16">
      <style:text-properties officeooo:rsid="00bdc978" officeooo:paragraph-rsid="00bdc978"/>
    </style:style>
    <style:style style:name="P69" style:family="paragraph" style:parent-style-name="Text_20_body" style:list-style-name="L16">
      <style:text-properties officeooo:rsid="00bf6075" officeooo:paragraph-rsid="00bf6075"/>
    </style:style>
    <style:style style:name="P70" style:family="paragraph" style:parent-style-name="Text_20_body" style:list-style-name="L17">
      <style:text-properties officeooo:rsid="00c27260" officeooo:paragraph-rsid="00c27260"/>
    </style:style>
    <style:style style:name="P71" style:family="paragraph" style:parent-style-name="Text_20_body" style:list-style-name="L17">
      <style:text-properties officeooo:rsid="00c27260" officeooo:paragraph-rsid="00c5c511"/>
    </style:style>
    <style:style style:name="P72" style:family="paragraph" style:parent-style-name="Text_20_body" style:list-style-name="L17">
      <style:text-properties officeooo:rsid="00c32fcd" officeooo:paragraph-rsid="00c5c511"/>
    </style:style>
    <style:style style:name="P73" style:family="paragraph" style:parent-style-name="Text_20_body" style:list-style-name="L17">
      <style:text-properties officeooo:rsid="00c5c511" officeooo:paragraph-rsid="00c5c511"/>
    </style:style>
    <style:style style:name="P74" style:family="paragraph" style:parent-style-name="Text_20_body" style:list-style-name="L18">
      <style:text-properties officeooo:rsid="00c619ce" officeooo:paragraph-rsid="00c619ce"/>
    </style:style>
    <style:style style:name="P75" style:family="paragraph" style:parent-style-name="Text_20_body" style:list-style-name="L18">
      <style:text-properties officeooo:rsid="00c7fa64" officeooo:paragraph-rsid="00c7fa64"/>
    </style:style>
    <style:style style:name="P76" style:family="paragraph" style:parent-style-name="Text_20_body" style:list-style-name="L18">
      <style:text-properties officeooo:rsid="00c84a64" officeooo:paragraph-rsid="00c84a64"/>
    </style:style>
    <style:style style:name="P77" style:family="paragraph" style:parent-style-name="Text_20_body" style:list-style-name="L18">
      <style:text-properties officeooo:rsid="00c8cb4a" officeooo:paragraph-rsid="00caa3fc"/>
    </style:style>
    <style:style style:name="P78" style:family="paragraph" style:parent-style-name="Text_20_body" style:list-style-name="L18">
      <style:text-properties officeooo:rsid="00caa3fc" officeooo:paragraph-rsid="00cd8373"/>
    </style:style>
    <style:style style:name="P79" style:family="paragraph" style:parent-style-name="Text_20_body" style:list-style-name="L19">
      <style:text-properties officeooo:rsid="00caa3fc" officeooo:paragraph-rsid="00caa3fc"/>
    </style:style>
    <style:style style:name="P80" style:family="paragraph" style:parent-style-name="Text_20_body" style:list-style-name="L19">
      <style:text-properties officeooo:rsid="00cb5d5b" officeooo:paragraph-rsid="00cb5d5b"/>
    </style:style>
    <style:style style:name="P81" style:family="paragraph" style:parent-style-name="Text_20_body" style:list-style-name="L20">
      <style:text-properties officeooo:rsid="00cd8373" officeooo:paragraph-rsid="00cd8373"/>
    </style:style>
    <style:style style:name="P82" style:family="paragraph" style:parent-style-name="Text_20_body" style:list-style-name="L20">
      <style:text-properties style:font-name="Linux Biolinum" officeooo:rsid="00cd8373" officeooo:paragraph-rsid="00cd8373" style:font-name-asian="Lucida Sans Unicode" style:font-name-complex="Mangal"/>
    </style:style>
    <style:style style:name="P83" style:family="paragraph" style:parent-style-name="Text_20_body" style:list-style-name="L20">
      <style:text-properties style:font-name="Linux Biolinum" officeooo:rsid="00ce5b95" officeooo:paragraph-rsid="00ce5b95" style:font-name-asian="Lucida Sans Unicode" style:font-name-complex="Mangal"/>
    </style:style>
    <style:style style:name="P84" style:family="paragraph" style:parent-style-name="Text_20_body" style:list-style-name="L21">
      <style:text-properties style:font-name="Linux Biolinum" officeooo:rsid="00d10b62" officeooo:paragraph-rsid="00d29a6b" style:font-name-asian="Lucida Sans Unicode" style:font-name-complex="Mangal"/>
    </style:style>
    <style:style style:name="P85" style:family="paragraph" style:parent-style-name="Text_20_body">
      <style:text-properties style:font-name="Linux Biolinum" officeooo:rsid="00d29a6b" officeooo:paragraph-rsid="00d29a6b" style:font-name-asian="Lucida Sans Unicode" style:font-name-complex="Mangal"/>
    </style:style>
    <style:style style:name="P86" style:family="paragraph" style:parent-style-name="Text_20_body" style:list-style-name="L21">
      <style:text-properties officeooo:paragraph-rsid="00d10b62"/>
    </style:style>
    <style:style style:name="P87" style:family="paragraph" style:parent-style-name="Text_20_body" style:list-style-name="L23">
      <style:text-properties officeooo:paragraph-rsid="00d29a6b"/>
    </style:style>
    <style:style style:name="P88" style:family="paragraph" style:parent-style-name="Text_20_body" style:list-style-name="L23">
      <style:text-properties officeooo:rsid="00d3431b" officeooo:paragraph-rsid="00d3431b"/>
    </style:style>
    <style:style style:name="P89" style:family="paragraph" style:parent-style-name="Text_20_body" style:list-style-name="L25">
      <style:text-properties officeooo:rsid="00d3431b" officeooo:paragraph-rsid="00d3431b"/>
    </style:style>
    <style:style style:name="P90" style:family="paragraph" style:parent-style-name="Heading_20_1">
      <style:text-properties fo:language="fr" fo:country="FR"/>
    </style:style>
    <style:style style:name="P91" style:family="paragraph" style:parent-style-name="Heading_20_1">
      <style:text-properties officeooo:rsid="00a69087" officeooo:paragraph-rsid="00a69087"/>
    </style:style>
    <style:style style:name="P92" style:family="paragraph" style:parent-style-name="Heading_20_1">
      <style:text-properties officeooo:rsid="00ad3db6" officeooo:paragraph-rsid="00ad3db6"/>
    </style:style>
    <style:style style:name="P93" style:family="paragraph" style:parent-style-name="Heading_20_1">
      <style:paragraph-properties fo:break-before="page"/>
      <style:text-properties officeooo:rsid="009c3b48" officeooo:paragraph-rsid="009c3b48"/>
    </style:style>
    <style:style style:name="P94" style:family="paragraph" style:parent-style-name="Heading_20_2">
      <style:text-properties fo:language="fr" fo:country="FR"/>
    </style:style>
    <style:style style:name="P95" style:family="paragraph">
      <loext:graphic-properties draw:fill-color="#ffffff"/>
      <style:text-properties style:font-name="Linux Biolinum2"/>
    </style:style>
    <style:style style:name="P96" style:family="paragraph">
      <style:paragraph-properties fo:text-align="center"/>
    </style:style>
    <style:style style:name="P97" style:family="paragraph">
      <loext:graphic-properties draw:fill-color="#ffffff"/>
      <style:paragraph-properties fo:text-align="center"/>
      <style:text-properties style:font-name="Linux Biolinum2"/>
    </style:style>
    <style:style style:name="T1" style:family="text">
      <style:text-properties officeooo:rsid="007fee5d"/>
    </style:style>
    <style:style style:name="T2" style:family="text">
      <style:text-properties officeooo:rsid="00818840"/>
    </style:style>
    <style:style style:name="T3" style:family="text">
      <style:text-properties officeooo:rsid="008221f7"/>
    </style:style>
    <style:style style:name="T4" style:family="text">
      <style:text-properties style:text-position="super 58%"/>
    </style:style>
    <style:style style:name="T5" style:family="text">
      <style:text-properties officeooo:rsid="0084d5ec"/>
    </style:style>
    <style:style style:name="T6" style:family="text">
      <style:text-properties fo:language="fr" fo:country="FR" officeooo:rsid="0085f974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language="fr" fo:country="FR" style:text-underline-style="solid" style:text-underline-width="auto" style:text-underline-color="font-color" officeooo:rsid="0085f974"/>
    </style:style>
    <style:style style:name="T9" style:family="text">
      <style:text-properties fo:language="fr" fo:country="FR" style:text-underline-style="solid" style:text-underline-width="auto" style:text-underline-color="font-color" officeooo:rsid="00878df0"/>
    </style:style>
    <style:style style:name="T10" style:family="text">
      <style:text-properties fo:language="fr" fo:country="FR" style:text-underline-style="none"/>
    </style:style>
    <style:style style:name="T11" style:family="text">
      <style:text-properties fo:language="fr" fo:country="FR" style:text-underline-style="none" officeooo:rsid="00878df0"/>
    </style:style>
    <style:style style:name="T12" style:family="text">
      <style:text-properties fo:language="fr" fo:country="FR" style:text-underline-style="none" officeooo:rsid="008a330d"/>
    </style:style>
    <style:style style:name="T13" style:family="text">
      <style:text-properties fo:language="fr" fo:country="FR" style:text-underline-style="solid" style:text-underline-type="double" style:text-underline-width="auto" style:text-underline-color="font-color"/>
    </style:style>
    <style:style style:name="T14" style:family="text">
      <style:text-properties fo:language="fr" fo:country="FR" style:text-underline-style="solid" style:text-underline-type="double" style:text-underline-width="auto" style:text-underline-color="font-color" officeooo:rsid="00878df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e583f" style:font-style-asian="normal" style:font-style-complex="normal"/>
    </style:style>
    <style:style style:name="T17" style:family="text">
      <style:text-properties fo:font-style="normal" officeooo:rsid="008f9eda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8e583f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97e01b"/>
    </style:style>
    <style:style style:name="T21" style:family="text">
      <style:text-properties officeooo:rsid="00983a2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983a2c"/>
    </style:style>
    <style:style style:name="T24" style:family="text">
      <style:text-properties style:text-underline-style="solid" style:text-underline-width="auto" style:text-underline-color="font-color" fo:background-color="#ffff00" loext:char-shading-value="0"/>
    </style:style>
    <style:style style:name="T25" style:family="text">
      <style:text-properties style:text-underline-style="solid" style:text-underline-width="auto" style:text-underline-color="font-color" officeooo:rsid="00a35e27" fo:background-color="#ffff00" loext:char-shading-value="0"/>
    </style:style>
    <style:style style:name="T26" style:family="text">
      <style:text-properties style:text-underline-style="solid" style:text-underline-width="auto" style:text-underline-color="font-color" officeooo:rsid="00a35e27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983a2c"/>
    </style:style>
    <style:style style:name="T29" style:family="text">
      <style:text-properties style:text-underline-style="none" officeooo:rsid="00a35e27"/>
    </style:style>
    <style:style style:name="T30" style:family="text">
      <style:text-properties style:text-underline-style="none" fo:font-weight="bold" officeooo:rsid="00a35e27" style:font-weight-asian="bold" style:font-weight-complex="bold"/>
    </style:style>
    <style:style style:name="T31" style:family="text">
      <style:text-properties officeooo:rsid="00996bcf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996bcf" style:font-style-asian="italic" style:font-style-complex="italic"/>
    </style:style>
    <style:style style:name="T34" style:family="text">
      <style:text-properties officeooo:rsid="009f2db3"/>
    </style:style>
    <style:style style:name="T35" style:family="text">
      <style:text-properties officeooo:rsid="009f6c09"/>
    </style:style>
    <style:style style:name="T36" style:family="text">
      <style:text-properties fo:background-color="#ffff00" loext:char-shading-value="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646b7"/>
    </style:style>
    <style:style style:name="T39" style:family="text">
      <style:text-properties officeooo:rsid="00a69087"/>
    </style:style>
    <style:style style:name="T40" style:family="text">
      <style:text-properties officeooo:rsid="00a86ed6"/>
    </style:style>
    <style:style style:name="T41" style:family="text">
      <style:text-properties officeooo:rsid="00b5337e"/>
    </style:style>
    <style:style style:name="T42" style:family="text">
      <style:text-properties officeooo:rsid="00bb0430"/>
    </style:style>
    <style:style style:name="T43" style:family="text">
      <style:text-properties officeooo:rsid="00bc7441"/>
    </style:style>
    <style:style style:name="T44" style:family="text">
      <style:text-properties officeooo:rsid="00be70b8"/>
    </style:style>
    <style:style style:name="T45" style:family="text">
      <style:text-properties officeooo:rsid="00bf7ed7"/>
    </style:style>
    <style:style style:name="T46" style:family="text">
      <style:text-properties officeooo:rsid="00c3e36e"/>
    </style:style>
    <style:style style:name="T47" style:family="text">
      <style:text-properties style:font-name="Linux Biolinum3" style:font-name-asian="Linux Biolinum3" style:font-name-complex="Linux Biolinum3"/>
    </style:style>
    <style:style style:name="T48" style:family="text">
      <style:text-properties style:font-name="Linux Biolinum" style:font-name-asian="Lucida Sans Unicode" style:font-name-complex="Mangal"/>
    </style:style>
    <style:style style:name="T49" style:family="text">
      <style:text-properties style:font-name="Linux Biolinum" officeooo:rsid="00cfae36" style:font-name-asian="Lucida Sans Unicode" style:font-name-complex="Mangal"/>
    </style:style>
    <style:style style:name="T50" style:family="text">
      <style:text-properties style:font-name="Linux Biolinum" officeooo:rsid="00d10b62" style:font-name-asian="Lucida Sans Unicode" style:font-name-complex="Mangal"/>
    </style:style>
    <style:style style:name="T51" style:family="text">
      <style:text-properties style:font-name="Linux Biolinum" style:text-underline-style="solid" style:text-underline-width="auto" style:text-underline-color="font-color" style:font-name-asian="Lucida Sans Unicode" style:font-name-complex="Mangal"/>
    </style:style>
    <style:style style:name="T52" style:family="text">
      <style:text-properties style:font-name="Linux Biolinum" style:text-underline-style="solid" style:text-underline-width="auto" style:text-underline-color="font-color" officeooo:rsid="00ccf02d" style:font-name-asian="Lucida Sans Unicode" style:font-name-complex="Mangal"/>
    </style:style>
    <style:style style:name="T53" style:family="text">
      <style:text-properties style:font-name="Linux Biolinum" style:text-underline-style="solid" style:text-underline-width="auto" style:text-underline-color="font-color" officeooo:rsid="00d10b62" style:font-name-asian="Lucida Sans Unicode" style:font-name-complex="Mangal"/>
    </style:style>
    <style:style style:name="T54" style:family="text">
      <style:text-properties style:font-name="Linux Biolinum" fo:font-style="italic" style:font-name-asian="Lucida Sans Unicode" style:font-style-asian="italic" style:font-name-complex="Mangal" style:font-style-complex="italic"/>
    </style:style>
    <style:style style:name="T55" style:family="text">
      <style:text-properties style:font-name="Linux Biolinum" style:text-underline-style="none" style:font-name-asian="Lucida Sans Unicode" style:font-name-complex="Mangal"/>
    </style:style>
    <style:style style:name="T56" style:family="text">
      <style:text-properties style:font-name="Linux Biolinum" style:text-underline-style="none" officeooo:rsid="00d10b62" style:font-name-asian="Lucida Sans Unicode" style:font-name-complex="Mangal"/>
    </style:style>
    <style:style style:name="T57" style:family="text">
      <style:text-properties style:font-name="Linux Biolinum" style:text-underline-style="none" officeooo:rsid="00d29a6b" style:font-name-asian="Lucida Sans Unicode" style:font-name-complex="Mangal"/>
    </style:style>
    <style:style style:name="T58" style:family="text">
      <style:text-properties style:font-name="Linux Biolinum" style:text-underline-style="none" fo:font-weight="bold" officeooo:rsid="00d29a6b" style:font-name-asian="Lucida Sans Unicode" style:font-weight-asian="bold" style:font-name-complex="Mangal" style:font-weight-complex="bold"/>
    </style:style>
    <style:style style:name="T59" style:family="text">
      <style:text-properties style:font-name="Linux Biolinum" style:text-underline-style="none" fo:font-weight="normal" style:font-name-asian="Lucida Sans Unicode" style:font-weight-asian="normal" style:font-name-complex="Mangal" style:font-weight-complex="normal"/>
    </style:style>
    <style:style style:name="T60" style:family="text">
      <style:text-properties style:font-name="Linux Biolinum" fo:font-weight="bold" officeooo:rsid="00d10b62" style:font-name-asian="Lucida Sans Unicode" style:font-weight-asian="bold" style:font-name-complex="Mangal" style:font-weight-complex="bold"/>
    </style:style>
    <style:style style:name="T61" style:family="text">
      <style:text-properties style:font-name="Linux Biolinum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841cm" fo:min-width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.023cm" fo:min-width="4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3 : Les Misérables</text:p>
      <text:p text:style-name="P2">Victor Hugo (extraits)</text:p>
      <text:h text:style-name="P90" text:outline-level="1">Texte 1 <text:span text:style-name="T1">(Jean Valjean et l'évêque Monseigneur Myriel)</text:span></text:h>
      <text:h text:style-name="P94" text:outline-level="2">Préparer la lecture</text:h>
      <text:list xml:id="list3205347940915096333" text:style-name="L1">
        <text:list-item>
          <text:p text:style-name="P13">Un curé de lecture est en charge d'un<text:span text:style-name="T2">e paroisse (commune, canton)</text:span>, alors qu'<text:span text:style-name="T2">u</text:span>n évêque es<text:span text:style-name="T2">t</text:span> en charge d'un diocèse, beaucoup plus grand (taille d'un département à peu près).</text:p>
        </text:list-item>
        <text:list-item>
          <text:p text:style-name="P13">Un forçat est un prisonnier condamné aux travaux for<text:span text:style-name="T3">n</text:span>cés.</text:p>
        </text:list-item>
      </text:list>
      <text:h text:style-name="P94" text:outline-level="2">A) La conduite du récit</text:h>
      <text:list xml:id="list7735485498825439903" text:style-name="L2">
        <text:list-item>
          <text:p text:style-name="P14">Le récit est mené à la 3ème personne. Le narrateur n'est pas un personnage de l'histoire.</text:p>
        </text:list-item>
        <text:list-item>
          <text:p text:style-name="P15">Verbes au passé simple : s'ouvrit / entra / s'avança […]<text:line-break/>→ Passé simple : des faits de 1<text:span text:style-name="T4">er</text:span> plan qui font avancer l'action<text:line-break/>Verbes à l'imparfait : Tenaient / était / semblait […]<text:line-break/>→ L'imparfait : faits de second plan : valeur d'explication / valeur descriptive</text:p>
        </text:list-item>
        <text:list-item>
          <text:p text:style-name="P15"/>
          <text:list>
            <text:list-item>
              <text:p text:style-name="P15">La part du dialogue : 15 répliques :</text:p>
              <text:list>
                <text:list-item>
                  <text:p text:style-name="P15">Monseigneur Myriel : <text:span text:style-name="T5">8 répliques</text:span></text:p>
                </text:list-item>
                <text:list-item>
                  <text:p text:style-name="P15">Les gendarmes : <text:span text:style-name="T5">5 répliques</text:span></text:p>
                </text:list-item>
                <text:list-item>
                  <text:p text:style-name="P15">Jean Valjean : <text:span text:style-name="T5">2 répliques</text:span></text:p>
                  <text:p text:style-name="P16">→ Monseigneur Myriel prend essentiellement la parole.</text:p>
                </text:list-item>
              </text:list>
              <text:p text:style-name="P23"><text:span text:style-name="T8">Construction du dialogue :</text:span><text:span text:style-name="T6"> </text:span></text:p>
              <text:list text:continue-numbering="true">
                <text:list-item>
                  <text:p text:style-name="P16">Un tiret en alinéa avec retour à la ligne.</text:p>
                </text:list-item>
                <text:list-item>
                  <text:p text:style-name="P16">L'emploi des guillemets.</text:p>
                </text:list-item>
              </text:list>
              <text:p text:style-name="P17"><text:soft-page-break/>Les verbes introducteurs de parole :</text:p>
              <text:list text:continue-numbering="true">
                <text:list-item>
                  <text:p text:style-name="P18">Le verbe introducteur de parole est placé devant le verbe.<text:line-break/>→ Il reprit avec une sorte de solennité : <text:line-break/> <text:tab/>« Jean Valjean, mon frère, (…) et je la donne à Dieu »</text:p>
                </text:list-item>
                <text:list-item>
                  <text:p text:style-name="P18">Le verbe introducteur de parole peut être placé au milieu, ou en fin de réplique.</text:p>
                  <text:p text:style-name="P24"><draw:custom-shape text:anchor-type="paragraph" draw:z-index="0" draw:style-name="gr1" draw:text-style-name="P95" svg:width="2.237cm" svg:height="0.842cm" svg:x="10.941cm" svg:y="1.178cm"><text:p><text:span text:style-name="T61">Sujet inversé</text:span></text:p><draw:enhanced-geometry svg:viewBox="0 0 21600 21600" draw:type="rectangle" draw:enhanced-path="M 0 0 L 21600 0 21600 21600 0 21600 0 0 Z N"/></draw:custom-shape><draw:line text:anchor-type="paragraph" draw:z-index="1" draw:style-name="gr2" draw:text-style-name="P96" svg:x1="10.82cm" svg:y1="1.468cm" svg:x2="8.871cm" svg:y2="0.554cm"><text:p/></draw:line><draw:line text:anchor-type="paragraph" draw:z-index="2" draw:style-name="gr2" draw:text-style-name="P96" svg:x1="11.71cm" svg:y1="1.907cm" svg:x2="11.109cm" svg:y2="2.606cm"><text:p/></draw:line><text:span text:style-name="T10">→ — Monseigneur ! </text:span><text:span text:style-name="T7">Murmura-t-</text:span><text:span text:style-name="T13">il</text:span><text:span text:style-name="T10">. Ce n'est donc pas le curé ? (…)<text:line-break/><text:tab/><text:tab/><text:tab/><text:tab/> ↑<text:line-break/><text:tab/><text:tab/><text:tab/>Proposition incise</text:span></text:p>
                  <text:p text:style-name="P24"><text:span text:style-name="T10">— </text:span><text:span text:style-name="T11">Est-ce que c'est le roi qu'on me laisse ? </text:span><text:span text:style-name="T14">Dit-il</text:span><text:span text:style-name="T9"> d'une voixpresque inarticulée et comme s'il parlait dans le sommeil</text:span><text:span text:style-name="T11">. ← propositoin incise placée en fin de réplique.<text:line-break/>Remarque : la proposition incise peut indiquer le ton et l'attitude de l'interlocuteur.</text:span></text:p>
                </text:list-item>
              </text:list>
            </text:list-item>
          </text:list>
        </text:list-item>
      </text:list>
      <text:h text:style-name="Heading_20_2" text:outline-level="2">B) Le début du parcours de Jean Valjean</text:h>
      <text:list xml:id="list2327806608650638512" text:style-name="L3">
        <text:list-item>
          <text:p text:style-name="P19"><text:s text:c="2"/></text:p>
          <text:list>
            <text:list-item>
              <text:p text:style-name="P19">Les deux adjectifs qui carractérisent Jean Valjean sont : « morne », « abattu », car il risque de retourner au bagne.</text:p>
            </text:list-item>
            <text:list-item>
              <text:p text:style-name="P19">Jean Valjean est surpris car il croyait que Monseigneur Myriel était un simple curé, car ce dernier vivait très simplement.</text:p>
            </text:list-item>
          </text:list>
        </text:list-item>
        <text:list-item>
          <text:p text:style-name="P20">a) et b) Monseigneur Myriel fait preuve d'humanité envers Jean Valjean : « Mon ami », « mon frère ». De plus il le vouvoie.</text:p>
          <text:p text:style-name="P25"><text:span text:style-name="T10">En le disculpant </text:span><text:span text:style-name="T12">a</text:span><text:span text:style-name="T10">ux yeux des gendarmes, il témoigne de sa bonté.<text:line-break/></text:span><text:span text:style-name="T12">Cette attitude s'oppose à la brutalité et au mépris des gendarmes.</text:span></text:p>
        </text:list-item>
        <text:list-item>
          <text:p text:style-name="P21"><text:s/></text:p>
          <text:list>
            <text:list-item>
              <text:p text:style-name="P26"><text:span text:style-name="T12">E</text:span><text:span text:style-name="T10">n échange de son pieux mensonge, Monseigneur Myriel incite Jean Valjean à évoluer vers le bien. Il le met sous la protection de Dieu.</text:span></text:p>
            </text:list-item>
            <text:list-item>
              <text:p text:style-name="P22">Selon Victor Hugo, le meilleur moyen de corriger un malfaiteur n'est ni l'enfermement, ni la répression, mais l'éducation morale.</text:p>
            </text:list-item>
          </text:list>
        </text:list-item>
      </text:list>
      <text:h text:style-name="Heading_20_2" text:outline-level="2"><text:soft-page-break/>Enrichir son vocabulaire</text:h>
      <text:h text:style-name="Heading_20_4" text:outline-level="4">Le bien et le mal</text:h>
      <text:p text:style-name="P3">« Vous n'appartenez plus au mal, mais au bien ! »<text:span text:style-name="T15"> (l. 52)</text:span></text:p>
      <text:list xml:id="list2701407606509095964" text:style-name="L4">
        <text:list-item>
          <text:p text:style-name="P27"><text:span text:style-name="T16">Un </text:span><text:span text:style-name="T18">bienfait</text:span><text:span text:style-name="T16"> n'est jamais perdu. Monseigneur Myriel est surnommé Monseigneur </text:span><text:span text:style-name="T18">Bienvenu</text:span><text:span text:style-name="T16">. Il se montre </text:span><text:span text:style-name="T18">bienveillant</text:span><text:span text:style-name="T16"> envèrs Jean Valjean ; il est son </text:span><text:span text:style-name="T18">bienfaiteur</text:span><text:span text:style-name="T16">.</text:span></text:p>
        </text:list-item>
        <text:list-item>
          <text:p text:style-name="P28">Antonymes : </text:p>
        </text:list-item>
      </text:list>
      <text:p text:style-name="P5"><text:tab/>Bienfait <text:tab/>→<text:tab/>méfait</text:p>
      <text:p text:style-name="P5"><text:tab/>Bienvenu <text:tab/>→<text:tab/>malvenu</text:p>
      <text:p text:style-name="P3"><text:span text:style-name="T15"><text:tab/>Bienveillant <text:tab/>→<text:tab/></text:span><text:span text:style-name="T17">m</text:span><text:span text:style-name="T15">alveillant</text:span></text:p>
      <text:p text:style-name="P3"><text:span text:style-name="T15"><text:tab/></text:span><text:span text:style-name="T19">B</text:span><text:span text:style-name="T15">ienfaiteur <text:tab/>→<text:tab/>malfaiteur</text:span></text:p>
      <text:p text:style-name="P4"><text:span text:style-name="T15">→ Le préfixe </text:span>mal-<text:span text:style-name="T15"> peut prendre la forme : </text:span>mé-</text:p>
      <text:p text:style-name="P6"/>
      <text:h text:style-name="Heading_20_1" text:outline-level="1">Extrait 2</text:h>
      <text:h text:style-name="Heading_20_2" text:outline-level="2">Préparer la lecture</text:h>
      <text:p text:style-name="P7">(…)</text:p>
      <text:h text:style-name="Heading_20_2" text:outline-level="2">Dégager l'essentiel</text:h>
      <text:p text:style-name="P7">(…)</text:p>
      <text:h text:style-name="Heading_20_2" text:outline-level="2">Analyser le texte</text:h>
      <text:h text:style-name="Heading_20_3" text:outline-level="3">A. Une scène dramatique</text:h>
      <text:list xml:id="list6989881874156790554" text:style-name="L5">
        <text:list-item>
          <text:p text:style-name="P29"><text:s/></text:p>
          <text:list>
            <text:list-item>
              <text:p text:style-name="P29">Les spectateurs sont des paysants qui acceptent la situation comme une fatalité. Ils ne réagissent aux propositions de réconpence de M. Madeleine.</text:p>
            </text:list-item>
            <text:list-item>
              <text:p text:style-name="P30">Les spectateurs ne décident d'intervenir que lorsque M. Madeleine a réussi à soulever la charette.</text:p>
            </text:list-item>
          </text:list>
        </text:list-item>
      </text:list>
      <text:h text:style-name="Heading_20_3" text:outline-level="3"><text:soft-page-break/>B. Un acte héroïque</text:h>
      <text:list xml:id="list1285375761071208531" text:style-name="L6">
        <text:list-item>
          <text:p text:style-name="P32">M. Madeleine fait preuve de courage en accomplissant le sauvetage. Il n'hésite pas à mettre sa vie en jeu et surtout de se faire reconnaître par Javert.</text:p>
        </text:list-item>
        <text:list-item>
          <text:p text:style-name="P33">Javert fait savoir à M. Madeleine qu'il l'a reconnu, en faisant allusion à la force d'un ancien for<text:span text:style-name="T20">ç</text:span>at.</text:p>
        </text:list-item>
        <text:list-item>
          <text:p text:style-name="P34"/>
          <text:list>
            <text:list-item>
              <text:p text:style-name="P31"><text:span text:style-name="T21">La figure de style utilisée pour qualifier le regard de Javert est une </text:span><text:span text:style-name="T23">métaphore</text:span><text:span text:style-name="T28"> animale inquiétante</text:span><text:span text:style-name="T21">. → « L'œil de faucon de Javert » (lg. 51)</text:span></text:p>
            </text:list-item>
            <text:list-item>
              <text:p text:style-name="P34">Jean Valjean affronte ce regard avec une grande force d'âme, il accomplit son devoir sans hésiter.</text:p>
            </text:list-item>
            <text:list-item>
              <text:p text:style-name="P34">La présence de Javert donne plus de prix à l'acte de Jean Valjean, car il risque sa liberté. Il sacrifie tout pour sauver le vieux Fauchelevent : il fait preuve de courage moral et d'abnégation (=sacrifice).</text:p>
            </text:list-item>
          </text:list>
        </text:list-item>
        <text:list-item>
          <text:p text:style-name="P35">Fauchelevent remercie M. Madeleine en s'agenouillant devant lui. Il le compare à Dieu, pour son dévouement généreux.</text:p>
        </text:list-item>
        <text:list-item>
          <text:p text:style-name="P35"><text:s/></text:p>
          <text:list>
            <text:list-item>
              <text:p text:style-name="P35"><draw:custom-shape text:anchor-type="paragraph" draw:z-index="3" draw:style-name="gr3" draw:text-style-name="P97" svg:width="4.199cm" svg:height="1.024cm" svg:x="11.601cm" svg:y="2.695cm"><text:p text:style-name="P96"><text:span text:style-name="T61">Lexique religieux</text:span></text:p><draw:enhanced-geometry svg:viewBox="0 0 21600 21600" draw:type="rectangle" draw:enhanced-path="M 0 0 L 21600 0 21600 21600 0 21600 0 0 Z N"/></draw:custom-shape><text:span text:style-name="T32">« </text:span><text:span text:style-name="T33">Il avait sur le visage je ne sais quelle expression de souffrance heureuse et céleste »</text:span><text:span text:style-name="T31">. (l.74)<text:line-break/>Souffrance → douleur morale, peine.<text:line-break/>Heureuse → Il a sauvé quelqu'un, in est ravi.<text:line-break/>Céleste → divine</text:span></text:p>
            </text:list-item>
            <text:list-item>
              <text:p text:style-name="P36">Il s'agit d'une forme de sacrifice. Ces adjectifs élèvent Jean Valjean au rang de la sainteté.</text:p>
            </text:list-item>
          </text:list>
        </text:list-item>
      </text:list>
      <text:p text:style-name="P8"/>
      <text:h text:style-name="P93" text:outline-level="1">Extrait 3 : La rencontre avec Cosette</text:h>
      <text:h text:style-name="Heading_20_2" text:outline-level="2">Préparer la lecture</text:h>
      <text:list xml:id="list7744475061806199492" text:style-name="L7">
        <text:list-item>
          <text:p text:style-name="P37">Jean Valjean est devenu maire de Montreuil-sur-mer sous le faux nom de M. Madeleine.</text:p>
        </text:list-item>
        <text:list-item>
          <text:p text:style-name="P37">Javert a reconnu l'ancien forçat lorsqu'il a sauvé le vieux Fauchelevent.</text:p>
        </text:list-item>
      </text:list>
      <text:h text:style-name="Heading_20_2" text:outline-level="2">Dégager l'essentiel</text:h>
      <text:list xml:id="list7741018967446572560" text:style-name="L8">
        <text:list-item>
          <text:p text:style-name="P38">Cosette est la fille de Fantine. Les Thénardiers sont des aubergistes auxquelles Fantine a confié sa fille. Il traitent comme une servante.</text:p>
        </text:list-item>
        <text:list-item>
          <text:p text:style-name="P38">Jean Valjean vient checher Cosette comme il l'avait promis à <text:span text:style-name="T34">F</text:span>antine mourante.</text:p>
        </text:list-item>
        <text:list-item>
          <text:p text:style-name="P38">Jean Valjean offre a Cosette une poupée car il sait que la petite fil<text:span text:style-name="T34">le</text:span> rêvait d'en avoir une.</text:p>
        </text:list-item>
        <text:list-item>
          <text:p text:style-name="P39">Cosette est d'abord effrayée puis elle accepte le jouet.</text:p>
        </text:list-item>
      </text:list>
      <text:h text:style-name="Heading_20_2" text:outline-level="2">Analyser le texte</text:h>
      <text:list xml:id="list3274085151428401363" text:style-name="L9">
        <text:list-item>
          <text:p text:style-name="P42">Une enfant maltraitée</text:p>
          <text:list>
            <text:list-item>
              <text:p text:style-name="P41"><text:s/></text:p>
              <text:list>
                <text:list-item>
                  <text:p text:style-name="P40">La Thénardier s'addresse à Cosette d'un air caressant, mais elle n'est pas sin<text:span text:style-name="T35">cè</text:span>r<text:span text:style-name="T35">e</text:span> car le son de sa voix la trahit.</text:p>
                  <text:p text:style-name="P40">La m<text:span text:style-name="T35">é</text:span>taphore : « ce miel aigre des méchantes femmes » réveille l'hypocrisie de la Thénardier. </text:p>
                </text:list-item>
              </text:list>
            </text:list-item>
            <text:list-item>
              <text:p text:style-name="P45">Mots et expressions qui montrent que Cosette redoute la Thénardier : Lg. 6 à 29<text:line-break/>(Cf. souligné dans le texte)<text:line-break/>Cosette est une petite fille craintive et terrorisée qui n'ose croire à son bonheur quand Jean Valjean lui offre sa poupée. Elle semble paralysée par la terreur que lui inspire la Thénardier.<text:line-break/>« Terreur » ; « Le tonnerre en sortirait » ; « cet air à la fois déserpéré et épouvanté ».</text:p>
            </text:list-item>
          </text:list>
        </text:list-item>
      </text:list>
      <text:p text:style-name="P9"><text:soft-page-break/>B) Le cadeau de Jean Valjean</text:p>
      <text:list xml:id="list8365006592647724546" text:style-name="L10">
        <text:list-item>
          <text:p text:style-name="P46"><text:s/>a) et b) Champ lexical de la lumière / les comparaisons<text:line-break/><text:span text:style-name="T37">Comparaison 1</text:span> : « Cette boutique de bimbeloteries éclairée de lampion et de chandelles si splendidement qu'on l'apercevait à travers la vitre <text:span text:style-name="T24">comme</text:span><text:span text:style-name="T22"> une illumination</text:span> »<text:line-break/><text:span text:style-name="T36">Comme </text:span>: outil de comparaison.<text:line-break/><text:span text:style-name="T24">comme</text:span><text:span text:style-name="T22"> une illumination </text:span><text:span text:style-name="T27">: comparaison<text:line-break/>→ Le point commun est la lumière.<text:line-break/></text:span><text:span text:style-name="T30">Comparaison 2</text:span><text:span text:style-name="T29"> : « (…) elle avait vu venir l'homme à elle avec cette poupée </text:span><text:span text:style-name="T25">comme</text:span><text:span text:style-name="T26"> elle eût vu venir le soleil</text:span><text:span text:style-name="T29"> »<text:line-break/>→ point commun : la lumière, c'est-à-dire le symbole du bonheur qui entre dans la vie de Cosette.</text:span></text:p>
        </text:list-item>
        <text:list-item>
          <text:p text:style-name="P48"><text:s/></text:p>
          <text:list>
            <text:list-item>
              <text:p text:style-name="P47"><text:span text:style-name="T29">« </text:span><text:span text:style-name="T27">elle entendit ces paroles inouïes » :<text:line-break/>→ Sens étymologique : des paroles que Cosette n'a jamais entendues.<text:line-break/>→ Sens courant : des paroles extraordinaires, incroyables.</text:span></text:p>
            </text:list-item>
            <text:list-item>
              <text:p text:style-name="P49">Les cinq expressios qui traduisent la joie et l'émerveillement de Cosette (lg. 18 à 29).<text:line-break/>– Une poupée merveilleuse<text:line-break/>– des rayonnements étranges de la joie<text:line-break/>– Petite, vous êtes la reine de France<text:line-break/>– l'attraction<text:line-break/>– Cet air (…) ravi</text:p>
            </text:list-item>
            <text:list-item>
              <text:p text:style-name="P49">Cosette emploie l'expression « la dame », car elle est impressionnée par la beauté et les vêtements de la poupée</text:p>
            </text:list-item>
          </text:list>
        </text:list-item>
        <text:list-item>
          <text:p text:style-name="P49"><text:s/></text:p>
          <text:list>
            <text:list-item>
              <text:p text:style-name="P50"><text:span text:style-name="T39">et b) </text:span>Jean Valjean est ému devant l'émerveillement de Cosette. Son émotion se manifeste par des larmes. <text:span text:style-name="T38">Un lien affectueux se tisse entre Cosette et Jean Valjean.</text:span></text:p>
            </text:list-item>
          </text:list>
        </text:list-item>
      </text:list>
      <text:h text:style-name="Heading_20_2" text:outline-level="2"><text:soft-page-break/>Enrichir son vocabulaire</text:h>
      <text:list xml:id="list7924646255692902226" text:style-name="L11">
        <text:list-item>
          <text:p text:style-name="P55"><text:span text:style-name="T22">Les antonymes </text:span>: Mots de sens contraire.</text:p>
          <text:p text:style-name="P55">(voir feuille)</text:p>
        </text:list-item>
      </text:list>
      <text:h text:style-name="P91" text:outline-level="1">Analyse : La Thénardier (portrait)</text:h>
      <text:list xml:id="list6446596042230289230" text:style-name="L12">
        <text:list-item>
          <text:p text:style-name="P56">L'emploi de l'adjectif démonstratif désigne le personnage de la Thénardier <text:span text:style-name="T22">de façon péjorative</text:span><text:span text:style-name="T27">. Le narrateur juge tout de suite ce personnage.</text:span></text:p>
        </text:list-item>
        <text:list-item>
          <text:p text:style-name="P51">Les mots qui démontres l'énormité du personnage sont : grande, grosse, carrée, énorme, colosse, large, ogresse, fort de la balle.</text:p>
        </text:list-item>
      </text:list>
      <text:p text:style-name="P10">(…)</text:p>
      <text:list xml:id="list8765087569184405493" text:style-name="L13">
        <text:list-item>
          <text:p text:style-name="P52">« de la race de ces sauvagesses colosses (…) »</text:p>
          <text:p text:style-name="P52">« Large visageavait l'aspect d'une écumoire »</text:p>
          <text:p text:style-name="P52">« <text:span text:style-name="T40">Le produit de la greffe d'une donzelle sur une poissarde »</text:span></text:p>
          <text:p text:style-name="P52">« <text:span text:style-name="T40">C'est un gendarme », « c'est un charretier », « c'est le bourreau ».</text:span></text:p>
          <text:p text:style-name="P53">→ Elle est comparée à un monstre, ou bien à un homme.</text:p>
        </text:list-item>
        <text:list-item>
          <text:p text:style-name="P54">« On » désigne les gens, les clients del'auberge : Il s'agit de la rumeur qui circule autour de cette femme.</text:p>
        </text:list-item>
      </text:list>
      <text:p text:style-name="P11"><text:span text:style-name="T37">Bilan</text:span> : Ce portrait a pour fonction de caractériser le personnage de la Thénardier, et de mieux comprendre son comportement : sa force et son autorité.</text:p>
      <text:h text:style-name="P92" text:outline-level="1">Extrait 4 : Javert</text:h>
      <text:h text:style-name="Heading_20_2" text:outline-level="2">Dégager l'essentiel</text:h>
      <text:list xml:id="list8727837841357583813" text:style-name="L14">
        <text:list-item>
          <text:p text:style-name="P57">La scène se déroule près des barricades, dans la ruelle Mondétour.</text:p>
        </text:list-item>
        <text:list-item>
          <text:p text:style-name="P58">Ces barricades ont été dressées par des républicains pour renverser le roi Louis-Philippe qui avait instauré une monarchie constitutionelle en 1830.</text:p>
        </text:list-item>
        <text:list-item>
          <text:p text:style-name="P59">Javert est un policier qui s'est glissé incognito parmi les insurgés pour les espionner.</text:p>
        </text:list-item>
        <text:list-item>
          <text:p text:style-name="P60"><text:soft-page-break/>Jean Valjean se charge, au nom des insurgés, d'exécuter Javert.</text:p>
        </text:list-item>
        <text:list-item>
          <text:p text:style-name="P61">Jean Valjean ne s'acquitte pas de sa mission. Il libère Javert</text:p>
        </text:list-item>
      </text:list>
      <text:h text:style-name="Heading_20_2" text:outline-level="2">Analyser le texte</text:h>
      <text:h text:style-name="Heading_20_3" text:outline-level="3">A) L'action</text:h>
      <text:list xml:id="list4111116406798456000" text:style-name="L15">
        <text:list-item>
          <text:p text:style-name="P62"><text:s/></text:p>
          <text:list>
            <text:list-item>
              <text:p text:style-name="P63">Au début du récit, les actions de Jean Valjean laissent présager l'exécution de Javert. <text:span text:style-name="T41">Il emmène le prisonier garrotté, il le surveille attentivement, il a un pistolet sous son bras, il sort de sa poche un couteau.</text:span></text:p>
            </text:list-item>
            <text:list-item>
              <text:p text:style-name="P64">Les lieux sont favorables à une exécution discrète : à l'écart des insurgés, dans une ruelle jonchée de cadavres.</text:p>
            </text:list-item>
          </text:list>
        </text:list-item>
        <text:list-item>
          <text:p text:style-name="P65">Le coup de théâtre consiste en la libération de Javert auquel Jean Valjean coupe les liens. <text:span text:style-name="T42">L'effet de surprise est créé par l'expression « vous êtes libres ».</text:span></text:p>
        </text:list-item>
      </text:list>
      <text:h text:style-name="Heading_20_3" text:outline-level="3">B) Jean Valjean face à Javert</text:h>
      <text:list xml:id="list4620250616071320696" text:style-name="L16">
        <text:list-item>
          <text:p text:style-name="P66"><text:s/></text:p>
          <text:list>
            <text:list-item>
              <text:p text:style-name="P67">Jabert est <text:span text:style-name="T43">condamné à la peine capitale, alors que Jean Valjean, ancien forçat, est libre et en position de domination.</text:span></text:p>
            </text:list-item>
            <text:list-item>
              <text:p text:style-name="P67">Jean Valjean est chargé d'exécuter le policier qui jadis a enfermé Valjean.</text:p>
            </text:list-item>
          </text:list>
        </text:list-item>
        <text:list-item>
          <text:p text:style-name="P68">Javert voit Jean Valjean comme un dangereux criminel. Il ironise et affronte son « bou<text:span text:style-name="T44">r</text:span>reau » avec un certain courage.</text:p>
        </text:list-item>
        <text:list-item>
          <text:p text:style-name="P69">Jean Valjean libère Javert <text:span text:style-name="T45">car il accepte l'idée d'être arrêté et de retourner au bagne.</text:span></text:p>
        </text:list-item>
      </text:list>
      <text:h text:style-name="Heading_20_1" text:outline-level="1">Texte 5 : <text:span text:style-name="T46">Gavroche</text:span></text:h>
      <text:h text:style-name="Heading_20_2" text:outline-level="2">Analyser le texte</text:h>
      <text:list xml:id="list7567846332282176362" text:style-name="L17">
        <text:list-item>
          <text:p text:style-name="P70">Ironie et sang-froid</text:p>
          <text:list>
            <text:list-item>
              <text:p text:style-name="P71"><text:s/></text:p>
              <text:list>
                <text:list-item>
                  <text:p text:style-name="P72"><text:soft-page-break/>L’objectif de Gavroche est de détrousser les cadavres pour venir en aide à ses compagnons insurgés.</text:p>
                </text:list-item>
                <text:list-item>
                  <text:p text:style-name="P73">Gavroche est muni de son panier de bouteilles qu’il ne délaissera jamais.</text:p>
                </text:list-item>
              </text:list>
            </text:list-item>
          </text:list>
        </text:list-item>
      </text:list>
      <text:p text:style-name="P12">[…]</text:p>
      <text:list xml:id="list5600611866264701062" text:style-name="L18">
        <text:list-item>
          <text:p text:style-name="P74"><text:s/></text:p>
          <text:list>
            <text:list-item>
              <text:p text:style-name="P74">Gavroche n’a personne en face de lui, sinon des balles. L’ennemi est désigné par le pronom « on ».</text:p>
            </text:list-item>
            <text:list-item>
              <text:p text:style-name="P75">La lutte qui l’oppose à ses ennemis ressemble à une course joyeuse et cruelle.<text:line-break/>ex. « les gardes nationaux et les soldats riaient en l’ajustant. »<text:line-break/>Les balles :</text:p>
              <text:list>
                <text:list-item>
                  <text:p text:style-name="P75">1<text:span text:style-name="T4">ème</text:span> » balle : frappe</text:p>
                </text:list-item>
                <text:list-item>
                  <text:p text:style-name="P75">2<text:span text:style-name="T4">ème</text:span> balle : fait étinceler le pavé</text:p>
                </text:list-item>
                <text:list-item>
                  <text:p text:style-name="P75">3<text:span text:style-name="T4">ème</text:span> balle:renverse le panier</text:p>
                </text:list-item>
                <text:list-item>
                  <text:p text:style-name="P75">4<text:span text:style-name="T4">ème</text:span> balle : le manqua</text:p>
                </text:list-item>
                <text:list-item>
                  <text:p text:style-name="P75">« Une balle […] mieux ajustée ou plus traître que les autres […] »</text:p>
                  <text:p text:style-name="P76">→ <text:span text:style-name="T37">L’hypallage</text:span> permet de désigner indirectement les auteurs de ce jeu cruel.</text:p>
                </text:list-item>
              </text:list>
            </text:list-item>
            <text:list-item>
              <text:p text:style-name="P77">La mort est personnifiée, car elle devient l’interlocuteur de l’enfant.</text:p>
            </text:list-item>
          </text:list>
        </text:list-item>
        <text:list-item>
          <text:p text:style-name="P78"><text:s/></text:p>
          <text:list>
            <text:list-item>
              <text:p text:style-name="P78">Les métaphores désignant Gavroche :</text:p>
            </text:list-item>
          </text:list>
        </text:list-item>
      </text:list>
      <text:list xml:id="list1035712238759003666" text:style-name="L19">
        <text:list-item>
          <text:list>
            <text:list-item>
              <text:p text:style-name="P79">Un étrange gamin fée</text:p>
            </text:list-item>
            <text:list-item>
              <text:p text:style-name="P79">Le nain invulnérable de la mêlée</text:p>
            </text:list-item>
            <text:list-item>
              <text:p text:style-name="P79">l’enfant feu-follet (lutin)</text:p>
            </text:list-item>
            <text:list-item>
              <text:p text:style-name="P79">Ce pygmée</text:p>
              <text:p text:style-name="P79">→ Personnages de petite taille, dont 3 ont des pouvoirs magiques</text:p>
              <text:p text:style-name="P80"><text:span text:style-name="T47">≠</text:span><text:span text:style-name="T48"> </text:span><text:span text:style-name="T51">Le géant </text:span><text:span text:style-name="T52">Antée</text:span><text:span text:style-name="T48"> qui retrouve sa force en touchant le sol</text:span></text:p>
              <text:p text:style-name="P80"><text:soft-page-break/><text:span text:style-name="T48">→ </text:span><text:span text:style-name="T49">L</text:span><text:span text:style-name="T48">‘auteur combine la puissance du géant et l’adresse du nain.</text:span></text:p>
            </text:list-item>
          </text:list>
        </text:list-item>
      </text:list>
      <text:list xml:id="list1683615377767101706" text:style-name="L20">
        <text:list-item>
          <text:p text:style-name="P81"><text:span text:style-name="T48">Expliquez l’expression : </text:span><text:span text:style-name="T54">« Cette petite grand âme venait de s’envoler »</text:span></text:p>
          <text:p text:style-name="P82">→ « Petite » car il s’agit d’un enfant</text:p>
          <text:p text:style-name="P82">→ « Grande » car Gavroche fait preuve d’audace et de vaillance.</text:p>
          <text:p text:style-name="P83">→ L’envol : renvoie à ce qui est aérien.</text:p>
        </text:list-item>
      </text:list>
      <text:list xml:id="list7267253018561482151" text:style-name="L21">
        <text:list-item>
          <text:p text:style-name="P86"><text:span text:style-name="T60">a.</text:span><text:span text:style-name="T50"> et </text:span><text:span text:style-name="T60">b.</text:span><text:span text:style-name="T50"> La scène est vue par lesinsurgés qui deviennent </text:span><text:span text:style-name="T53">les spéctateurs</text:span><text:span text:style-name="T56"> de ce combat.<text:line-break/>→ Le spectacle était « épouvantable et charmant »</text:span></text:p>
          <text:list>
            <text:list-item>
              <text:p text:style-name="P86"><text:span text:style-name="T56">Épouvantable : effroyable, horrible, un enfant est visé.</text:span></text:p>
            </text:list-item>
            <text:list-item>
              <text:p text:style-name="P84"><text:span text:style-name="T27">Charmant : plaisant, gracieux. Agilité de l’enfant. Enchanteur, magique.</text:span></text:p>
            </text:list-item>
          </text:list>
        </text:list-item>
      </text:list>
      <text:p text:style-name="P85"><text:span text:style-name="T27">C) La chanson de Gavroche</text:span></text:p>
      <text:list xml:id="list767762643993935023" text:style-name="L23">
        <text:list-item>
          <text:p text:style-name="P87"><text:span text:style-name="T58">a.</text:span><text:span text:style-name="T57"> Cette chanson reprend un air de 1819, chanson réactionnaire critiquant les philosophes des lumières.</text:span></text:p>
          <text:p text:style-name="P88"><text:span text:style-name="T57">C</text:span><text:span text:style-name="T55">ette chanson est un « autoportrait » de Gavroche.</text:span></text:p>
        </text:list-item>
      </text:list>
      <text:list xml:id="list5065497195121628637" text:style-name="L25">
        <text:list-item>
          <text:list>
            <text:list-item>
              <text:p text:style-name="P89"><text:span text:style-name="T55">« Je suis petit oiseau » → Liberté /joie de Gavroche</text:span></text:p>
            </text:list-item>
            <text:list-item>
              <text:p text:style-name="P89"><text:span text:style-name="T55">« Joie est mon caractère » → Liberté /joie de Gavroche</text:span></text:p>
            </text:list-item>
            <text:list-item>
              <text:p text:style-name="P89"><text:span text:style-name="T55">Misère est mon trousseau : pauvreté de Gavroche</text:span></text:p>
            </text:list-item>
            <text:list-item>
              <text:p text:style-name="P89"><text:span text:style-name="T55">Je suis tombé par terre / le nez dans le ruisseau : Description de Gavroche en train de mourir.</text:span></text:p>
            </text:list-item>
            <text:list-item>
              <text:p text:style-name="P89"><text:span text:style-name="T55">De plus, il se moque des bourgeois « laids » et « bêtes » qui vivent dans les banlieues.</text:span></text:p>
            </text:list-item>
          </text:list>
          <text:p text:style-name="P43"><text:span text:style-name="T55">b.</text:span><text:span text:style-name="T59"> Gavroche devient un martyr, une sorte de héros.</text:span></text:p>
        </text:list-item>
      </text:list>
      <text:p text:style-name="P44"><text:span text:style-name="T55">D) Au fil du roman</text:span></text:p>
      <text:p text:style-name="P44"><text:span text:style-name="T59">Suite à la scène de la barricade, l’opignon de Victor Hugo est pour le peuple insurgé souvent sans arme, paralysé face aux gardes qui, eux, sont armé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inux Biolinum4" svg:font-family="'Linux Biolinum'"/>
    <style:font-face style:name="Linux Biolinum3" svg:font-family="'Linux Biolinum'" style:font-adornments="Gras"/>
    <style:font-face style:name="Mangal1" svg:font-family="Mangal"/>
    <style:font-face style:name="OpenSymbol" svg:font-family="OpenSymbol"/>
    <style:font-face style:name="Verdana" svg:font-family="Verdana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nux Biolinum2" svg:font-family="'Linux Biolinum'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12cm" loext:contextual-spacing="false" fo:line-height="150%" style:page-number="auto" style:shadow="none">
        <style:drop-cap/>
      </style:paragraph-properties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Linux Biolinum1" fo:font-family="'Linux Biolinum'" style:font-style-name="Normal" style:font-pitch="variable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none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3-11T08:29:09.316464148</dc:date>
    <meta:editing-duration>P6DT21H1M51S</meta:editing-duration>
    <meta:editing-cycles>182</meta:editing-cycles>
    <meta:generator>LibreOffice/5.1.0.3$Linux_X86_64 LibreOffice_project/10m0$Build-3</meta:generator>
    <meta:document-statistic meta:table-count="0" meta:image-count="0" meta:object-count="0" meta:page-count="10" meta:paragraph-count="163" meta:word-count="2087" meta:character-count="11579" meta:non-whitespace-character-count="9707"/>
  </office:meta>
</office:document-meta>
</file>